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12" svg:font-family="12"/>
    <style:font-face style:name="Helvetica" svg:font-family="Helvetica, Geneva, Arial, SunSans-Regular, sans-serif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arial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arial" fo:font-size="12pt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font-name="arial"/>
    </style:style>
    <style:style style:name="P11" style:family="paragraph" style:parent-style-name="Standard" style:list-style-name="L1">
      <style:paragraph-properties fo:margin-left="0cm" fo:margin-right="0cm" fo:line-height="150%" fo:text-indent="0cm" style:auto-text-indent="false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arial">
      <style:paragraph-properties fo:line-height="150%"/>
      <style:text-properties style:font-name="Helvetica" fo:font-size="12pt" fo:font-weight="bold" style:font-size-asian="12pt" style:font-weight-asian="bold" style:font-size-complex="12pt" style:font-weight-complex="bold"/>
    </style:style>
    <style:style style:name="P13" style:family="paragraph" style:parent-style-name="arial">
      <style:paragraph-properties fo:line-height="150%"/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12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1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ari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99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4bd5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dc2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8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 Konzeptionelle Modellierung (ERM)</text:p>
      <text:p text:style-name="P2">Relationen:</text:p>
      <text:p text:style-name="P3">a) n Festpunkte können n Festpunkte sehen =&gt; m:n</text:p>
      <text:p text:style-name="P3">b) In 1 Gemeinde können n-Festpunkte liegen =&gt; 1:n</text:p>
      <text:p text:style-name="P3">c) in 1 Bezirk können n-Gemeinden liegen =&gt; 1:n</text:p>
      <text:p text:style-name="P3"/>
      <text:p text:style-name="P3"><draw:ellipse text:anchor-type="paragraph" draw:z-index="16" draw:style-name="gr5" draw:text-style-name="P14" svg:width="3.502cm" svg:height="1.985cm" svg:x="12.599cm" svg:y="0.344cm"><text:p text:style-name="P14">Festpunktnummer</text:p></draw:ellipse><draw:ellipse text:anchor-type="paragraph" draw:z-index="8" draw:style-name="gr2" draw:text-style-name="P14" svg:width="2.71cm" svg:height="2.082cm" svg:x="8.662cm" svg:y="0.295cm"><text:p text:style-name="P14">Festpunkt-</text:p><text:p text:style-name="P14">Typ</text:p></draw:ellipse></text:p>
      <text:p text:style-name="P3"><draw:ellipse text:anchor-type="paragraph" draw:z-index="7" draw:style-name="gr2" draw:text-style-name="P14" svg:width="2.682cm" svg:height="0.96cm" svg:x="5.726cm" svg:y="0.439cm"><text:p text:style-name="P14">Höhe</text:p></draw:ellipse><draw:ellipse text:anchor-type="paragraph" draw:z-index="6" draw:style-name="gr2" draw:text-style-name="P14" svg:width="3.523cm" svg:height="1.368cm" svg:x="1.901cm" svg:y="0.247cm"><text:p text:style-name="P14">Geometry</text:p></draw:ellipse></text:p>
      <text:p text:style-name="P3"><draw:line text:anchor-type="paragraph" draw:z-index="1" draw:style-name="gr1" draw:text-style-name="P14" svg:x1="7.015cm" svg:y1="0.298cm" svg:x2="6.964cm" svg:y2="3.732cm"><text:p/></draw:line><draw:line text:anchor-type="paragraph" draw:z-index="2" draw:style-name="gr1" draw:text-style-name="P14" svg:x1="9.966cm" svg:y1="0.044cm" svg:x2="7.599cm" svg:y2="3.937cm"><text:p/></draw:line><draw:line text:anchor-type="paragraph" draw:z-index="15" draw:style-name="gr1" draw:text-style-name="P14" svg:x1="8.211cm" svg:y1="3.707cm" svg:x2="13.96cm" svg:y2="0.349cm"><text:p/></draw:line></text:p>
      <text:p text:style-name="P3"><draw:line text:anchor-type="paragraph" draw:z-index="0" draw:style-name="gr1" draw:text-style-name="P14" svg:x1="4.318cm" svg:y1="-0.228cm" svg:x2="5.946cm" svg:y2="3.053cm"><text:p/></draw:line></text:p>
      <text:p text:style-name="P3"/>
      <text:p text:style-name="P3"><draw:ellipse text:anchor-type="paragraph" draw:z-index="48" draw:style-name="gr2" draw:text-style-name="P14" svg:width="3.437cm" svg:height="1.578cm" svg:x="0.984cm" svg:y="0.277cm"><text:p text:style-name="P14">Referenzsystem</text:p></draw:ellipse></text:p>
      <text:p text:style-name="P3"><draw:rect text:anchor-type="paragraph" draw:z-index="49" draw:style-name="gr18" draw:text-style-name="P14" svg:width="4.098cm" svg:height="1.412cm" svg:x="4.884cm" svg:y="0.413cm"><text:p text:style-name="P14">Festpunkt</text:p></draw:rect></text:p>
      <text:p text:style-name="P3"><draw:frame text:anchor-type="paragraph" draw:z-index="13" draw:style-name="gr4" svg:width="0.985cm" svg:height="0.489cm" svg:x="9.227cm" svg:y="0.162cm"><draw:text-box><text:p>1:m</text:p></draw:text-box></draw:frame><draw:line text:anchor-type="paragraph" draw:z-index="47" draw:style-name="gr6" draw:text-style-name="P14" svg:x1="3.3cm" svg:y1="0.192cm" svg:x2="5.665cm" svg:y2="0.599cm"><text:p/></draw:line><draw:custom-shape text:anchor-type="paragraph" draw:z-index="12" draw:style-name="gr3" svg:width="2.093cm" svg:height="2.093cm" svg:x="11.444cm" svg:y="-0.118cm"><text:p>sieh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><draw:line text:anchor-type="paragraph" draw:z-index="3" draw:style-name="gr1" draw:text-style-name="P14" svg:x1="8.982cm" svg:y1="0.208cm" svg:x2="12.39cm" svg:y2="0.208cm"><text:p/></draw:line><draw:frame text:anchor-type="paragraph" draw:z-index="27" draw:style-name="gr13" svg:width="1.788cm" svg:height="1.073cm" svg:x="13.785cm" svg:y="0.005cm"><draw:text-box><text:p>m:n</text:p></draw:text-box></draw:frame><draw:line text:anchor-type="paragraph" draw:z-index="9" draw:style-name="gr1" draw:text-style-name="P14" svg:x1="12.487cm" svg:y1="0.318cm" svg:x2="12.487cm" svg:y2="2.426cm"><text:p/></draw:line><draw:line text:anchor-type="paragraph" draw:z-index="10" draw:style-name="gr1" draw:text-style-name="P14" svg:x1="8.089cm" svg:y1="0.039cm" svg:x2="8.089cm" svg:y2="2.426cm"><text:p/></draw:line><draw:line text:anchor-type="paragraph" draw:z-index="4" draw:style-name="gr1" draw:text-style-name="P14" svg:x1="7.027cm" svg:y1="3.982cm" svg:x2="7.039cm" svg:y2="0.064cm"><text:p/></draw:line></text:p>
      <text:p text:style-name="P3"><draw:frame text:anchor-type="paragraph" draw:z-index="20" draw:style-name="gr7" svg:width="1.082cm" svg:height="0.662cm" svg:x="8.204cm" svg:y="-0.201cm"><draw:text-box><text:p>1:n</text:p></draw:text-box></draw:frame></text:p>
      <text:p text:style-name="P10"><draw:frame text:anchor-type="paragraph" draw:z-index="21" draw:style-name="gr8" svg:width="0.884cm" svg:height="0.581cm" svg:x="5.955cm" svg:y="0.071cm"><draw:text-box><text:p>1:1</text:p></draw:text-box></draw:frame></text:p>
      <text:p text:style-name="P3"><draw:line text:anchor-type="paragraph" draw:z-index="11" draw:style-name="gr1" draw:text-style-name="P14" svg:x1="8.089cm" svg:y1="0.234cm" svg:x2="12.486cm" svg:y2="0.234cm"><text:p/></draw:line></text:p>
      <text:p text:style-name="P3"><draw:custom-shape text:anchor-type="paragraph" draw:z-index="14" draw:style-name="gr3" svg:width="2.497cm" svg:height="2.497cm" svg:x="5.757cm" svg:y="0.25cm"><text:p>liegt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/>
      <text:p text:style-name="P3"><draw:frame text:anchor-type="paragraph" draw:z-index="25" draw:style-name="gr11" svg:width="1.789cm" svg:height="0.93cm" svg:x="4.988cm" svg:y="0.018cm"><draw:text-box><text:p>1:n</text:p></draw:text-box></draw:frame></text:p>
      <text:p text:style-name="P3"><draw:line text:anchor-type="paragraph" draw:z-index="5" draw:style-name="gr1" draw:text-style-name="P14" svg:x1="7.019cm" svg:y1="0.065cm" svg:x2="7.019cm" svg:y2="4.847cm"><text:p/></draw:line><draw:frame text:anchor-type="paragraph" draw:z-index="23" draw:style-name="gr10" svg:width="1.253cm" svg:height="0.593cm" svg:x="10.352cm" svg:y="0.323cm"><draw:text-box><text:p>1:n</text:p></draw:text-box></draw:frame></text:p>
      <text:p text:style-name="P3"><draw:custom-shape text:anchor-type="paragraph" draw:z-index="41" draw:style-name="gr3" svg:width="2.954cm" svg:height="2.954cm" svg:x="9.103cm" svg:y="0.116cm"><text:p>liegt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/>
      <text:p text:style-name="P3"><draw:line text:anchor-type="paragraph" draw:z-index="36" draw:style-name="gr6" draw:text-style-name="P14" svg:x1="11.848cm" svg:y1="0.178cm" svg:x2="13.136cm" svg:y2="0.178cm"><text:p/></draw:line><draw:line text:anchor-type="paragraph" draw:z-index="37" draw:style-name="gr6" draw:text-style-name="P14" svg:x1="13.136cm" svg:y1="0.178cm" svg:x2="13.136cm" svg:y2="2.861cm"><text:p/></draw:line><draw:line text:anchor-type="paragraph" draw:z-index="38" draw:style-name="gr6" draw:text-style-name="P14" svg:x1="9.432cm" svg:y1="0.104cm" svg:x2="8.719cm" svg:y2="0.104cm"><text:p/></draw:line><draw:line text:anchor-type="paragraph" draw:z-index="39" draw:style-name="gr6" draw:text-style-name="P14" svg:x1="8.719cm" svg:y1="0.104cm" svg:x2="8.719cm" svg:y2="2.912cm"><text:p/></draw:line></text:p>
      <text:p text:style-name="P3"/>
      <text:p text:style-name="P3"><draw:frame text:anchor-type="paragraph" draw:z-index="19" draw:style-name="gr7" svg:width="1.082cm" svg:height="0.662cm" svg:x="6.191cm" svg:y="0.328cm"><draw:text-box><text:p>1:n</text:p></draw:text-box></draw:frame><draw:frame text:anchor-type="paragraph" draw:z-index="22" draw:style-name="gr9" svg:width="1.073cm" svg:height="0.846cm" svg:x="8.031cm" svg:y="0.171cm"><draw:text-box><text:p>1:1</text:p></draw:text-box></draw:frame><draw:frame text:anchor-type="paragraph" draw:z-index="26" draw:style-name="gr12" svg:width="1.431cm" svg:height="1.003cm" svg:x="13.252cm" svg:y="0.3cm"><draw:text-box><text:p>1:n</text:p></draw:text-box></draw:frame></text:p>
      <text:p text:style-name="P3"><draw:rect text:anchor-type="paragraph" draw:z-index="40" draw:style-name="gr18" draw:text-style-name="P14" svg:width="4.204cm" svg:height="1.415cm" svg:x="11.31cm" svg:y="0.213cm"><text:p text:style-name="P14">Gemeinde</text:p></draw:rect><draw:rect text:anchor-type="paragraph" draw:z-index="44" draw:style-name="gr18" draw:text-style-name="P14" svg:width="4.418cm" svg:height="1.451cm" svg:x="4.972cm" svg:y="0.141cm"><text:p text:style-name="P14">Bezirk</text:p></draw:rect></text:p>
      <text:p text:style-name="P3"/>
      <text:p text:style-name="P3"><draw:line text:anchor-type="paragraph" draw:z-index="17" draw:style-name="gr6" draw:text-style-name="P14" svg:x1="11.899cm" svg:y1="2.921cm" svg:x2="13.068cm" svg:y2="-0.104cm"><text:p/></draw:line><draw:line text:anchor-type="paragraph" draw:z-index="42" draw:style-name="gr6" draw:text-style-name="P14" svg:x1="5.92cm" svg:y1="2.339cm" svg:x2="6.125cm" svg:y2="-0.104cm"><text:p/></draw:line><draw:line text:anchor-type="paragraph" draw:z-index="43" draw:style-name="gr6" draw:text-style-name="P14" svg:x1="8.363cm" svg:y1="2.517cm" svg:x2="8.363cm" svg:y2="-0.129cm"><text:p/></draw:line></text:p>
      <text:p text:style-name="P3"/>
      <text:p text:style-name="P3"><draw:ellipse text:anchor-type="paragraph" draw:z-index="46" draw:style-name="gr2" draw:text-style-name="P14" svg:width="2.502cm" svg:height="2.181cm" svg:x="4.316cm" svg:y="0.286cm"><text:p text:style-name="P14">Bezirks-</text:p><text:p text:style-name="P14">name</text:p></draw:ellipse></text:p>
      <text:p text:style-name="P3"><draw:ellipse text:anchor-type="paragraph" draw:z-index="18" draw:style-name="gr5" draw:text-style-name="P14" svg:width="2.327cm" svg:height="1.883cm" svg:x="11.033cm" svg:y="0.034cm"><text:p text:style-name="P14">Gemeinde-</text:p><text:p text:style-name="P14">name</text:p></draw:ellipse><draw:ellipse text:anchor-type="paragraph" draw:z-index="45" draw:style-name="gr5" draw:text-style-name="P14" svg:width="1.726cm" svg:height="1.405cm" svg:x="7.437cm" svg:y="0.136cm"><text:p text:style-name="P14">Bezirks-</text:p><text:p text:style-name="P14">Nummer</text:p></draw:ellipse></text:p>
      <text:p text:style-name="P3"/>
      <text:p text:style-name="P3"/>
      <text:p text:style-name="P1"><text:soft-page-break/>Aufgabe 2: Analyse des ERM bezüglich Normalformen</text:p>
      <text:p text:style-name="P2"/>
      <text:p text:style-name="P2">Logisches Modell</text:p>
      <text:p text:style-name="P3">Es wurde das Attribut Gemeindenummer als Fremdschlüssel hinzugefügt. <text:span text:style-name="T3">Umgekehrt würde es dazu führen, dass mehrere gleiche Primärschlüssel erstellt werden würden.</text:span></text:p>
      <text:p text:style-name="P3"><draw:frame draw:style-name="fr1" draw:name="Object1" text:anchor-type="paragraph" svg:x="0.166cm" svg:y="0.446cm" svg:width="16.715cm" svg:height="3.563cm" draw:z-index="24"><draw:object xlink:href="./Object 1" xlink:type="simple" xlink:show="embed" xlink:actuate="onLoad"/><draw:image xlink:href="./ObjectReplacements/Object 1" xlink:type="simple" xlink:show="embed" xlink:actuate="onLoad"/><svg:desc>OLE-object</svg:desc></draw:frame><draw:custom-shape text:anchor-type="paragraph" draw:z-index="29" draw:style-name="gr14" svg:width="1.181cm" svg:height="1.22cm" svg:x="11.763cm" svg:y="4.20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><draw:frame text:anchor-type="paragraph" draw:z-index="30" draw:style-name="gr15" svg:width="2.897cm" svg:height="0.895cm" svg:x="11.199cm" svg:y="0.164cm"><draw:text-box><text:p>Fremdschlüssel</text:p></draw:text-box></draw:frame></text:p>
      <text:p text:style-name="P3"><draw:frame draw:style-name="fr1" draw:name="Object3" text:anchor-type="paragraph" svg:x="0.116cm" svg:y="0.127cm" svg:width="7.581cm" svg:height="2.861cm" draw:z-index="28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3"/>
      <text:p text:style-name="P3"/>
      <text:p text:style-name="P3"/>
      <text:p text:style-name="P2"/>
      <text:list xml:id="list1315832949" text:style-name="L1">
        <text:list-header>
          <text:p text:style-name="P11">1. Normalform<text:line-break/><text:span text:style-name="T2">Da m:n Relationen nicht mittels einem Fremdschlüssel realisiert werden können, wird eine Relation zwischen den Festpunkten und deren gegenseitigen Sichtbarkeit erstellt.</text:span></text:p>
        </text:list-header>
      </text:list>
      <text:p text:style-name="P3"/>
      <text:p text:style-name="P3">Weiters wurden die Fremdschlüssel Gemeindenummer in Festpunkte und Bezirksnummer in Gemeinde hinzu gefügt um Relationen darstellen zu können.</text:p>
      <text:p text:style-name="P2"/>
      <text:p text:style-name="P2"><draw:frame draw:style-name="fr1" draw:name="Object4" text:anchor-type="paragraph" svg:x="0.116cm" svg:y="0.012cm" svg:width="12.587cm" svg:height="2.861cm" draw:z-index="31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2"/>
      <text:p text:style-name="P2"/>
      <text:p text:style-name="P2"/>
      <text:p text:style-name="P2"><draw:custom-shape text:anchor-type="paragraph" draw:z-index="32" draw:style-name="gr14" svg:width="1.394cm" svg:height="1.394cm" svg:x="5.588cm" svg:y="0.37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style-name="gr14" svg:width="1.324cm" svg:height="1.324cm" svg:x="10.024cm" svg:y="0.36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<draw:frame text:anchor-type="paragraph" draw:z-index="34" draw:style-name="gr16" svg:width="2.682cm" svg:height="0.645cm" svg:x="5.001cm" svg:y="0.004cm"><draw:text-box><text:p>Fremdschlüssel</text:p></draw:text-box></draw:frame><draw:frame text:anchor-type="paragraph" draw:z-index="35" draw:style-name="gr17" svg:width="2.932cm" svg:height="0.858cm" svg:x="9.366cm" svg:y="0.071cm"><draw:text-box><text:p>Fremdschlüssel</text:p></draw:text-box></draw:frame></text:p>
      <text:p text:style-name="P2"/>
      <text:p text:style-name="P2"><text:soft-page-break/>2. Normalform</text:p>
      <text:p text:style-name="P3">Jedes Attribut hängt vom jeweiligen Primärschlüssel ab.</text:p>
      <text:p text:style-name="P2"/>
      <text:p text:style-name="P2">3. Normalform</text:p>
      <text:p text:style-name="P2"><text:span text:style-name="T2">Es hängt kein Nichtschlüssel von einem Schlüsselkandidaten transitiv ab .</text:span><text:line-break/><text:line-break/><text:span text:style-name="T13">Aufgabe 3: Schlüssel <text:s/>und Erklärung dazu</text:span></text:p>
      <text:p text:style-name="P3"><text:span text:style-name="T6">Primärschlüssel Festpunkte:</text:span><text:span text:style-name="T3"> </text:span>Festpunktnummer, da alle anderen Attribute davon funktional abhängen und dieser einmalig ist. </text:p>
      <text:p text:style-name="P3"><text:span text:style-name="T6">Fremdschlüssel Festpunkte:</text:span><text:span text:style-name="T3"> Bezirk</text:span>, da dieser auf der räumlichen Eben die nächstgrößere Ebene darstellt.</text:p>
      <text:p text:style-name="P3"><text:span text:style-name="T6">Primärschlüssel Gemeinde liegt in Bezirke:</text:span> Gemeindename, da dieser nur einmal vorkommen darf bei dieser 1:n Beziehung.</text:p>
      <text:p text:style-name="P3"><text:span text:style-name="T6">Primärschlüssel Sichtverbindung Festpunkte: </text:span>Eine eigene, neue ID erstellt, da bei einer m:n Relation es sonst immer zu mehreren Primärschlüsseln kommen könnte.</text:p>
      <text:p text:style-name="P3"><text:span text:style-name="T6">Fremdschlüssel Sichtverbindung Festpunkte:</text:span><text:span text:style-name="T3"> </text:span><text:span text:style-name="T6">„</text:span>Festpunkte von“ und „Festpunkte zur“, da dies die beiden in Relation gestellten Primärschlüssel sind in dieser n:m Relation.</text:p>
      <text:p text:style-name="P3"/>
      <text:p text:style-name="P1">Aufgabe 4: Attribute definieren mit Erklärung</text:p>
      <text:p text:style-name="P2"><text:span text:style-name="T3">Festpunkt</text:span></text:p>
      <text:p text:style-name="P8">Festpunktnummer: </text:p>
      <text:p text:style-name="P6">Primärschlüssel: <text:span text:style-name="T1">=! NULL</text:span></text:p>
      <text:p text:style-name="P6">Datentyp: varchar</text:p>
      <text:p text:style-name="P6">Wertebereich: 100 Zeichen</text:p>
      <text:p text:style-name="P7"/>
      <text:p text:style-name="P8">Geometrie </text:p>
      <text:p text:style-name="P6">Datentyp: <text:span text:style-name="T1">varchar</text:span></text:p>
      <text:p text:style-name="P6">Wertebereich: 100 Zeichen</text:p>
      <text:p text:style-name="P4"><text:s/>=! NULL</text:p>
      <text:p text:style-name="P8"/>
      <text:p text:style-name="P8">Höhe: </text:p>
      <text:p text:style-name="P6">Datentyp: integer</text:p>
      <text:p text:style-name="P6">Wertebereich: <text:s/>0-4.000</text:p>
      <text:p text:style-name="P8"/>
      <text:p text:style-name="P8"><text:soft-page-break/>Festpunkttyp: </text:p>
      <text:p text:style-name="P6">Datentyp: varchar</text:p>
      <text:p text:style-name="P6">Wertebereich: 100 Zeichen</text:p>
      <text:p text:style-name="P4">=! NULL</text:p>
      <text:p text:style-name="P9"/>
      <text:p text:style-name="P9">Bezirk: </text:p>
      <text:p text:style-name="P6">Fremdschlüssel</text:p>
      <text:p text:style-name="P6">Datentyp: <text:span text:style-name="T1">varchar</text:span></text:p>
      <text:p text:style-name="P3"><text:span text:style-name="T3">Wertebereich: </text:span><text:span text:style-name="T4">100 Zeichen</text:span></text:p>
      <text:p text:style-name="P4"/>
      <text:p text:style-name="P5">Gemeinde liegt in Bezirk</text:p>
      <text:p text:style-name="P8">Gemeindename:</text:p>
      <text:p text:style-name="P6">Primärschlüssel: != NULL</text:p>
      <text:p text:style-name="P6">Datentyp: varchar</text:p>
      <text:p text:style-name="P6">Wertebereich: 100 Zeichen</text:p>
      <text:p text:style-name="P6"/>
      <text:p text:style-name="P8">Bezirksname:</text:p>
      <text:p text:style-name="P6">Datentyp: varchar</text:p>
      <text:p text:style-name="P6">Wertebereich: 100 Zeichen</text:p>
      <text:p text:style-name="P6">!= NULL</text:p>
      <text:p text:style-name="P7"/>
      <text:p text:style-name="P4"><text:span text:style-name="T5">Sichtbare Festpunkte</text:span> </text:p>
      <text:p text:style-name="P8">ID:</text:p>
      <text:p text:style-name="P6">Primärschlüssel</text:p>
      <text:p text:style-name="P6">Datentyp: serial</text:p>
      <text:p text:style-name="P6"/>
      <text:p text:style-name="P8">Festpunktnummer von:</text:p>
      <text:p text:style-name="P6">Datentyp: integer</text:p>
      <text:p text:style-name="P6"/>
      <text:p text:style-name="P8">Festpunktnummer zu:</text:p>
      <text:p text:style-name="P6">Datentyp: integer</text:p>
      <text:p text:style-name="P2"/>
      <text:p text:style-name="P13">Urheberrecht:</text:p>
      <text:p text:style-name="P12"><text:span text:style-name="T11">Sämtlicher Inhalt steht unter </text:span><text:a xlink:type="simple" xlink:href="https://creativecommons.org/licenses/by/3.0/at/"><text:span text:style-name="T12">Creative Commons Lizenz CC by</text:span></text:a><text:span text:style-name="T11"> unter Namensnennung frei zur Weiterverwendung zur Verfügu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12" svg:font-family="12"/>
    <style:font-face style:name="Helvetica" svg:font-family="Helvetica, Geneva, Arial, SunSans-Regular, sans-serif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rial" style:family="paragraph" style:parent-style-name="Standard">
      <style:paragraph-properties fo:line-height="150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eeseman </meta:initial-creator>
    <meta:creation-date>2011-10-17T17:22:04</meta:creation-date>
    <dc:date>2011-11-22T11:33:48</dc:date>
    <dc:creator>cheeseman </dc:creator>
    <meta:editing-duration>PT6H41S</meta:editing-duration>
    <meta:editing-cycles>80</meta:editing-cycles>
    <meta:generator>LibreOffice/3.3$Unix LibreOffice_project/330m19$Build-401</meta:generator>
    <meta:document-statistic meta:table-count="0" meta:image-count="0" meta:object-count="3" meta:page-count="4" meta:paragraph-count="59" meta:word-count="311" meta:character-count="24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03cm"/>
    </style:style>
    <style:style style:name="co6" style:family="table-column">
      <style:table-column-properties fo:break-before="auto" style:column-width="2.72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</style:style>
    <style:style style:name="ce2" style:family="table-cell" style:parent-style-name="Default">
      <style:table-cell-properties fo:background-color="#c90016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10"/>
        <table:table-row table:style-name="ro1">
          <table:table-cell table:style-name="ce1"/>
          <table:table-cell table:style-name="ce4"/>
          <table:table-cell table:style-name="ce6" office:value-type="string">
            <text:p>Festpunkte</text:p>
          </table:table-cell>
          <table:table-cell table:style-name="ce4"/>
          <table:table-cell table:style-name="ce7" table:number-columns-repeated="2"/>
          <table:table-cell table:style-name="ce8" table:number-columns-repeated="1017"/>
        </table:table-row>
        <table:table-row table:style-name="ro2">
          <table:table-cell table:style-name="ce2" office:value-type="string">
            <text:p>Festpunktnummer</text:p>
          </table:table-cell>
          <table:table-cell table:style-name="ce5" office:value-type="string">
            <text:p>Geometrie</text:p>
          </table:table-cell>
          <table:table-cell table:style-name="ce5" office:value-type="string">
            <text:p>Höhe</text:p>
          </table:table-cell>
          <table:table-cell table:style-name="ce5" office:value-type="string">
            <text:p>Festpunkttyp</text:p>
          </table:table-cell>
          <table:table-cell table:style-name="ce5" office:value-type="string">
            <text:p>Bezirk</text:p>
          </table:table-cell>
          <table:table-cell table:style-name="ce5" office:value-type="string">
            <text:p>Refernzsystem</text:p>
          </table:table-cell>
          <table:table-cell table:style-name="ce9" table:number-columns-repeated="1017"/>
        </table:table-row>
        <table:table-row table:style-name="ro2">
          <table:table-cell table:number-columns-repeated="2"/>
          <table:table-cell office:value-type="float" office:value="358">
            <text:p>358</text:p>
          </table:table-cell>
          <table:table-cell office:value-type="string">
            <text:p>Triangulierungspunkt</text:p>
          </table:table-cell>
          <table:table-cell office:value-type="string">
            <text:p>Graz</text:p>
          </table:table-cell>
          <table:table-cell office:value-type="float" office:value="32633">
            <text:p>3263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245">
            <text:p>245</text:p>
          </table:table-cell>
          <table:table-cell office:value-type="string">
            <text:p>Höhenpunkt</text:p>
          </table:table-cell>
          <table:table-cell office:value-type="string">
            <text:p>Feldbach</text:p>
          </table:table-cell>
          <table:table-cell office:value-type="float" office:value="32633">
            <text:p>3263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744">
            <text:p>744</text:p>
          </table:table-cell>
          <table:table-cell office:value-type="string">
            <text:p>Polygonpunkt</text:p>
          </table:table-cell>
          <table:table-cell office:value-type="string">
            <text:p>Voitsdorf</text:p>
          </table:table-cell>
          <table:table-cell office:value-type="float" office:value="32633">
            <text:p>3263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575">
            <text:p>575</text:p>
          </table:table-cell>
          <table:table-cell office:value-type="string">
            <text:p>Polygonpunkt</text:p>
          </table:table-cell>
          <table:table-cell/>
          <table:table-cell office:value-type="float" office:value="32633">
            <text:p>32633</text:p>
          </table:table-cell>
          <table:table-cell table:style-name="Default" table:number-columns-repeated="1017"/>
        </table:table-row>
        <table:table-row table:style-name="ro3">
          <table:table-cell table:number-columns-repeated="2"/>
          <table:table-cell office:value-type="float" office:value="224">
            <text:p>224</text:p>
          </table:table-cell>
          <table:table-cell office:value-type="string">
            <text:p>Polygonpunkt</text:p>
          </table:table-cell>
          <table:table-cell/>
          <table:table-cell office:value-type="float" office:value="32633">
            <text:p>32633</text:p>
          </table:table-cell>
          <table:table-cell table:style-name="Default" table:number-columns-repeated="101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.11.2011</text:date>, <text:time>11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18" table:default-cell-style-name="ce8"/>
        <table:table-row table:style-name="ro1">
          <table:table-cell table:style-name="ce1" office:value-type="string">
            <text:p>Gemeinde liegt in Bezirk</text:p>
          </table:table-cell>
          <table:table-cell table:style-name="ce4" office:value-type="string">
            <text:p><text:s/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>
            <text:p>Gemeindename</text:p>
          </table:table-cell>
          <table:table-cell table:style-name="ce5" office:value-type="string">
            <text:p>Bezirksname</text:p>
          </table:table-cell>
          <table:table-cell table:style-name="ce7" table:number-columns-repeated="1018"/>
        </table:table-row>
        <table:table-row table:style-name="ro2">
          <table:table-cell office:value-type="string">
            <text:p>Mixnitz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2">
          <table:table-cell office:value-type="string">
            <text:p>Admont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2">
          <table:table-cell office:value-type="string">
            <text:p>Altaussee</text:p>
          </table:table-cell>
          <table:table-cell office:value-type="string">
            <text:p>??</text:p>
          </table:table-cell>
          <table:table-cell table:number-columns-repeated="1018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.11.2011</text:date>, <text:time>11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false"/>
    </style:style>
    <style:style style:name="ro2" style:family="table-row">
      <style:table-row-properties style:row-height="0.6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ff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001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8" table:default-cell-style-name="ce9"/>
        <table:table-row table:style-name="ro1">
          <table:table-cell table:style-name="ce1"/>
          <table:table-cell table:style-name="ce4" office:value-type="string">
            <text:p>Sichtverbindung Festpunkte</text:p>
          </table:table-cell>
          <table:table-cell table:style-name="ce6"/>
          <table:table-cell table:style-name="ce7" table:number-columns-repeated="1018"/>
        </table:table-row>
        <table:table-row table:style-name="ro2">
          <table:table-cell table:style-name="ce2" office:value-type="string">
            <text:p>ID</text:p>
          </table:table-cell>
          <table:table-cell table:style-name="ce5" office:value-type="string">
            <text:p>Festpunktnummer von</text:p>
          </table:table-cell>
          <table:table-cell table:style-name="ce5" office:value-type="string">
            <text:p>Festpunktnummer zu</text:p>
          </table:table-cell>
          <table:table-cell table:style-name="ce8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?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??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??</text:p>
          </table:table-cell>
          <table:table-cell table:number-columns-repeated="1018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4.11.2011</text:date>, <text:time>13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